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page"/>
    </style:style>
    <style:style style:name="Таблица1.A" style:family="table-column">
      <style:table-column-properties style:column-width="6.248cm"/>
    </style:style>
    <style:style style:name="Таблица1.B" style:family="table-column">
      <style:table-column-properties style:column-width="3.004cm"/>
    </style:style>
    <style:style style:name="Таблица1.C" style:family="table-column">
      <style:table-column-properties style:column-width="7.2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3cm" fo:margin-left="0cm" fo:margin-top="0cm" fo:margin-bottom="0cm" table:align="left" style:writing-mode="page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3.002cm"/>
    </style:style>
    <style:style style:name="Таблица2.D" style:family="table-column">
      <style:table-column-properties style:column-width="0.497cm"/>
    </style:style>
    <style:style style:name="Таблица2.E" style:family="table-column">
      <style:table-column-properties style:column-width="2.503cm"/>
    </style:style>
    <style:style style:name="Таблица2.G" style:family="table-column">
      <style:table-column-properties style:column-width="4.2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503cm" fo:margin-left="0cm" fo:margin-top="0cm" fo:margin-bottom="0cm" table:align="left" style:writing-mode="page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4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" style:family="table">
      <style:table-properties style:width="16.503cm" fo:margin-left="0cm" fo:margin-top="0cm" fo:margin-bottom="0cm" table:align="left" style:writing-mode="page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3cm"/>
    </style:style>
    <style:style style:name="Таблица4.C" style:family="table-column">
      <style:table-column-properties style:column-width="3.046cm"/>
    </style:style>
    <style:style style:name="Таблица4.D" style:family="table-column">
      <style:table-column-properties style:column-width="0.51cm"/>
    </style:style>
    <style:style style:name="Таблица4.E" style:family="table-column">
      <style:table-column-properties style:column-width="2.79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ing_20_1">
      <style:paragraph-properties fo:text-align="center" style:justify-single-word="false"/>
      <style:text-properties style:font-name="Times New Roman" fo:font-size="16pt" officeooo:paragraph-rsid="0010c881" style:font-size-asian="16pt" style:font-size-complex="16pt"/>
    </style:style>
    <style:style style:name="P2" style:family="paragraph" style:parent-style-name="Standard">
      <style:paragraph-properties fo:margin-top="0.847cm" fo:margin-bottom="0.282cm" style:contextual-spacing="false" fo:text-align="center" style:justify-single-word="false" fo:orphans="0" fo:widows="0" style:writing-mode="lr-tb"/>
      <style:text-properties officeooo:paragraph-rsid="0010c881"/>
    </style:style>
    <style:style style:name="P3" style:family="paragraph" style:parent-style-name="Standard">
      <style:paragraph-properties fo:margin-left="-0.187cm" fo:margin-right="-0.189cm" fo:margin-top="0cm" fo:margin-bottom="0cm" style:contextual-spacing="false" fo:line-height="100%" fo:text-align="start" style:justify-single-word="false" fo:orphans="2" fo:widows="2" style:writing-mode="lr-tb"/>
      <style:text-properties officeooo:paragraph-rsid="0010c881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 style:writing-mode="lr-tb"/>
      <style:text-properties fo:font-size="12pt" officeooo:paragraph-rsid="0010c881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officeooo:paragraph-rsid="0010c881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style:font-name="Times New Roman" fo:font-size="12pt" officeooo:paragraph-rsid="0010c881" style:font-name-asian="Calibri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 style:writing-mode="lr-tb"/>
      <style:text-properties officeooo:paragraph-rsid="0010c881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 style:writing-mode="lr-tb"/>
      <style:text-properties officeooo:paragraph-rsid="0010c881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 style:writing-mode="lr-tb"/>
      <style:text-properties officeooo:paragraph-rsid="0010c881"/>
    </style:style>
    <style:style style:name="P10" style:family="paragraph" style:parent-style-name="Standard">
      <style:paragraph-properties fo:margin-top="0cm" fo:margin-bottom="0cm" style:contextual-spacing="false" fo:line-height="115%" fo:text-align="end" style:justify-single-word="false" fo:orphans="2" fo:widows="2" style:writing-mode="lr-tb"/>
      <style:text-properties fo:font-size="12pt" officeooo:paragraph-rsid="0010c881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 fo:orphans="2" fo:widows="2" style:writing-mode="lr-tb"/>
      <style:text-properties officeooo:paragraph-rsid="0010c881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officeooo:paragraph-rsid="0010c881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fo:font-size="12pt" officeooo:paragraph-rsid="0010c881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style:text-position="super 58%" fo:font-size="12pt" officeooo:paragraph-rsid="0010c881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officeooo:paragraph-rsid="0010c88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fo:font-size="14pt" officeooo:paragraph-rsid="0010c881" style:font-name-asian="Calibri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officeooo:paragraph-rsid="00114453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10c881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6pt" officeooo:paragraph-rsid="0010c881" style:font-size-asian="16pt" style:font-size-complex="16pt"/>
    </style:style>
    <style:style style:name="P20" style:family="paragraph" style:parent-style-name="Heading_20_1">
      <style:paragraph-properties fo:break-before="page"/>
      <style:text-properties style:font-name="Times New Roman" fo:font-size="16pt" officeooo:paragraph-rsid="0010c881" style:font-size-asian="16pt" style:font-size-complex="16pt"/>
    </style:style>
    <style:style style:name="P21" style:family="paragraph" style:parent-style-name="Text_20_body">
      <style:text-properties style:font-name="Times New Roman"/>
    </style:style>
    <style:style style:name="P22" style:family="paragraph" style:parent-style-name="Heading_20_2">
      <style:text-properties style:font-name="Times New Roman" fo:font-size="16pt" style:font-size-asian="16pt" style:font-size-complex="16pt"/>
    </style:style>
    <style:style style:name="P23" style:family="paragraph" style:parent-style-name="Heading_20_3">
      <style:text-properties style:font-name="Times New Roman"/>
    </style:style>
    <style:style style:name="P24" style:family="paragraph" style:parent-style-name="Text_20_body" style:list-style-name="L1">
      <style:paragraph-properties fo:margin-top="0cm" fo:margin-bottom="0cm" style:contextual-spacing="false"/>
    </style:style>
    <style:style style:name="P25" style:family="paragraph" style:parent-style-name="Text_20_body" style:list-style-name="L1">
      <style:paragraph-properties fo:margin-top="0cm" fo:margin-bottom="0cm" style:contextual-spacing="false"/>
      <style:text-properties style:font-name="Times New Roman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Times New Roman"/>
    </style:style>
    <style:style style:name="P27" style:family="paragraph" style:parent-style-name="Text_20_body" style:list-style-name="L1">
      <style:text-properties style:font-name="Times New Roman"/>
    </style:style>
    <style:style style:name="P28" style:family="paragraph" style:parent-style-name="Text_20_body" style:list-style-name="L2"/>
    <style:style style:name="P29" style:family="paragraph" style:parent-style-name="Text_20_body" style:list-style-name="L2">
      <style:paragraph-properties fo:margin-top="0cm" fo:margin-bottom="0cm" style:contextual-spacing="false"/>
      <style:text-properties style:font-name="Times New Roman"/>
    </style:style>
    <style:style style:name="P30" style:family="paragraph" style:parent-style-name="Text_20_body" style:list-style-name="L2">
      <style:text-properties style:font-name="Times New Roman"/>
    </style:style>
    <style:style style:name="P31" style:family="paragraph" style:parent-style-name="Heading_20_2">
      <style:text-properties style:font-name="Times New Roman"/>
    </style:style>
    <style:style style:name="P32" style:family="paragraph" style:parent-style-name="Text_20_body" style:list-style-name="L3">
      <style:paragraph-properties fo:margin-top="0cm" fo:margin-bottom="0cm" style:contextual-spacing="false"/>
    </style:style>
    <style:style style:name="P33" style:family="paragraph" style:parent-style-name="Text_20_body" style:list-style-name="L3">
      <style:text-properties style:font-name="Times New Roman"/>
    </style:style>
    <style:style style:name="P34" style:family="paragraph" style:parent-style-name="Standard">
      <style:text-properties style:font-name="Times New Roman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4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officeooo:rsid="0010c881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style:text-position="super 58%" fo:font-size="12pt" style:font-size-asian="12pt" style:font-size-complex="12pt"/>
    </style:style>
    <style:style style:name="T7" style:family="text">
      <style:text-properties style:text-position="super 58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8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14453" style:font-name-asian="Calibri" style:font-size-asian="14pt" style:font-name-complex="Times New Roman1" style:font-size-complex="14pt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color="#000000" loext:opacity="100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2" style:family="text">
      <style:text-properties style:font-name="Times New Roman"/>
    </style:style>
    <style:style style:name="T13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line-break/><text:span text:style-name="T1">ГУАП</text:span></text:h>
      <text:p text:style-name="P2" loext:marker-style-name="T1"><text:span text:style-name="T1">КАФЕДРА № 43</text:span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 loext:marker-style-name="T2"><text:span text:style-name="T3">ОТЧЕТ ЗАЩИЩЕН С ОЦЕНКОЙ:</text:span></text:p>
          </table:table-cell>
          <table:table-cell table:style-name="Таблица1.A1" office:value-type="string">
            <text:p text:style-name="P4" loext:marker-style-name="T2"/>
          </table:table-cell>
          <table:table-cell table:style-name="Таблица1.A1" office:value-type="string">
            <text:p text:style-name="P5" loext:marker-style-name="T2"/>
          </table:table-cell>
        </table:table-row>
      </table:table>
      <text:p text:style-name="P6" loext:marker-style-name="T4"/>
      <text:p text:style-name="P6" loext:marker-style-name="T4"/>
      <text:p text:style-name="P7" loext:marker-style-name="T4"><text:span text:style-name="T4">ПРЕПОДАВАТЕЛЬ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8" loext:marker-style-name="T2"><text:span text:style-name="T3">доцент</text:span></text:p>
          </table:table-cell>
          <table:table-cell table:style-name="Таблица2.A1" office:value-type="string">
            <text:p text:style-name="P9" loext:marker-style-name="T2"><text:span text:style-name="T3">/</text:span></text:p>
          </table:table-cell>
          <table:table-cell table:style-name="Таблица2.A1" office:value-type="string">
            <text:p text:style-name="P10" loext:marker-style-name="T2"/>
          </table:table-cell>
          <table:table-cell table:style-name="Таблица2.A1" office:value-type="string">
            <text:p text:style-name="P11" loext:marker-style-name="T2"><text:span text:style-name="T3">/</text:span></text:p>
          </table:table-cell>
          <table:table-cell table:style-name="Таблица2.A1" office:value-type="string">
            <text:p text:style-name="P4" loext:marker-style-name="T2"/>
          </table:table-cell>
          <table:table-cell table:style-name="Таблица2.A1" office:value-type="string">
            <text:p text:style-name="P9" loext:marker-style-name="T2"><text:span text:style-name="T3">/</text:span></text:p>
          </table:table-cell>
          <table:table-cell table:style-name="Таблица2.A1" office:value-type="string">
            <text:p text:style-name="P8" loext:marker-style-name="T2"><text:span text:style-name="T3">В. </text:span><text:span text:style-name="T5">Н</text:span><text:span text:style-name="T3">. </text:span><text:span text:style-name="T5">Коромысличенко</text:span></text:p>
          </table:table-cell>
        </table:table-row>
        <table:table-row table:style-name="Таблица2.1">
          <table:table-cell table:style-name="Таблица2.A1" office:value-type="string">
            <text:p text:style-name="P12" loext:marker-style-name="T6"><text:span text:style-name="T7">(должность, учёная степень, звание)</text:span></text:p>
          </table:table-cell>
          <table:table-cell table:style-name="Таблица2.A1" office:value-type="string">
            <text:p text:style-name="P13" loext:marker-style-name="T2"/>
          </table:table-cell>
          <table:table-cell table:style-name="Таблица2.A1" office:value-type="string">
            <text:p text:style-name="P12" loext:marker-style-name="T6"><text:span text:style-name="T7">(подпись)</text:span></text:p>
          </table:table-cell>
          <table:table-cell table:style-name="Таблица2.A1" office:value-type="string">
            <text:p text:style-name="P14" loext:marker-style-name="T6"/>
          </table:table-cell>
          <table:table-cell table:style-name="Таблица2.A1" office:value-type="string">
            <text:p text:style-name="P12" loext:marker-style-name="T6"><text:span text:style-name="T7">(дата защиты)</text:span></text:p>
          </table:table-cell>
          <table:table-cell table:style-name="Таблица2.A1" office:value-type="string">
            <text:p text:style-name="P13" loext:marker-style-name="T2"/>
          </table:table-cell>
          <table:table-cell table:style-name="Таблица2.A1" office:value-type="string">
            <text:p text:style-name="P12" loext:marker-style-name="T6"><text:span text:style-name="T7">(инициалы, фамилия)</text:span></text:p>
          </table:table-cell>
        </table:table-row>
      </table:table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15" loext:marker-style-name="T8"><text:span text:style-name="T8">ОТЧЕТ О ЛАБОРАТОРНОЙ РАБОТЕ №1</text:span></text:p>
      <text:p text:style-name="P16" loext:marker-style-name="T8"/>
      <text:p text:style-name="P16" loext:marker-style-name="T8"/>
      <text:p text:style-name="P17" loext:marker-style-name="T8"><text:span text:style-name="T8">«</text:span><text:span text:style-name="T9">К</text:span><text:span text:style-name="T8">онцепт требований к системе хранения онтологической модели структур данных»</text:span></text:p>
      <text:p text:style-name="P16" loext:marker-style-name="T8"/>
      <text:p text:style-name="P16" loext:marker-style-name="T8"/>
      <text:p text:style-name="P17" loext:marker-style-name="T8"><text:span text:style-name="T8">ПО КУРСУ: «Разработка и анализ требований»</text:span></text:p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9" loext:marker-style-name="T2"><text:span text:style-name="T3">РАБОТУ ВЫПОЛНИЛ СТУДЕНТ:</text:span></text:p>
          </table:table-cell>
          <table:table-cell table:style-name="Таблица3.B1" office:value-type="string">
            <text:p text:style-name="P8" loext:marker-style-name="T10"><text:span text:style-name="T11">4134к</text:span></text:p>
          </table:table-cell>
          <table:table-cell table:style-name="Таблица3.A1" office:value-type="string">
            <text:p text:style-name="P9" loext:marker-style-name="T2"><text:span text:style-name="T3">/</text:span></text:p>
          </table:table-cell>
          <table:table-cell table:style-name="Таблица3.A1" office:value-type="string">
            <text:p text:style-name="P8" loext:marker-style-name="T2"><text:span text:style-name="T3">Н.А. Костяков</text:span></text:p>
          </table:table-cell>
        </table:table-row>
        <table:table-row table:style-name="Таблица3.1">
          <table:table-cell table:style-name="Таблица3.A1" office:value-type="string">
            <text:p text:style-name="P14" loext:marker-style-name="T6"/>
          </table:table-cell>
          <table:table-cell table:style-name="Таблица3.A1" office:value-type="string">
            <text:p text:style-name="P12" loext:marker-style-name="T6"><text:span text:style-name="T7">(номер группы)</text:span></text:p>
          </table:table-cell>
          <table:table-cell table:style-name="Таблица3.A1" office:value-type="string">
            <text:p text:style-name="P13" loext:marker-style-name="T2"/>
          </table:table-cell>
          <table:table-cell table:style-name="Таблица3.A1" office:value-type="string">
            <text:p text:style-name="P12" loext:marker-style-name="T6"><text:span text:style-name="T7">(инициалы, фамилия)</text:span></text:p>
          </table:table-cell>
        </table:table-row>
      </table:table>
      <text:p text:style-name="P6" loext:marker-style-name="T4"/>
      <text:p text:style-name="P6" loext:marker-style-name="T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0" loext:marker-style-name="T2"/>
          </table:table-cell>
          <table:table-cell table:style-name="Таблица4.A1" office:value-type="string">
            <text:p text:style-name="P11" loext:marker-style-name="T2"><text:span text:style-name="T3">/</text:span></text:p>
          </table:table-cell>
          <table:table-cell table:style-name="Таблица4.A1" office:value-type="string">
            <text:p text:style-name="P4" loext:marker-style-name="T2"/>
          </table:table-cell>
          <table:table-cell table:style-name="Таблица4.A1" office:value-type="string">
            <text:p text:style-name="P9" loext:marker-style-name="T2"><text:span text:style-name="T3">/</text:span></text:p>
          </table:table-cell>
          <table:table-cell table:style-name="Таблица4.A1" office:value-type="string">
            <text:p text:style-name="P4" loext:marker-style-name="T2"/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6"/>
          </table:table-cell>
          <table:table-cell table:style-name="Таблица4.A1" office:value-type="string">
            <text:p text:style-name="P14" loext:marker-style-name="T6"/>
          </table:table-cell>
          <table:table-cell table:style-name="Таблица4.A1" office:value-type="string">
            <text:p text:style-name="P12" loext:marker-style-name="T6"><text:span text:style-name="T7">(подпись студента)</text:span></text:p>
          </table:table-cell>
          <table:table-cell table:style-name="Таблица4.A1" office:value-type="string">
            <text:p text:style-name="P13" loext:marker-style-name="T2"/>
          </table:table-cell>
          <table:table-cell table:style-name="Таблица4.A1" office:value-type="string">
            <text:p text:style-name="P12" loext:marker-style-name="T6"><text:span text:style-name="T7">(дата отчета)</text:span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4">Санкт-Петербург 2025<text:line-break/><text:line-break/></text:span></text:p>
      <text:h text:style-name="P20" text:outline-level="1">Концепция требований к системе хранения онтологической модели структур данных</text:h>
      <text:p text:style-name="P21"/>
      <text:p text:style-name="P21">Система хранения онтологической модели структур данных предназначена для организации, хранения, управления и использования онтологий в различных предметных областях. Данная система должна обеспечивать целостность данных, гибкость расширения и поддержку интеграции с другими системами.</text:p>
      <text:h text:style-name="P22" text:outline-level="2">Основные требования</text:h>
      <text:h text:style-name="P23" text:outline-level="3"><text:s/>Функциональные требования</text:h>
      <text:list text:style-name="L1">
        <text:list-item>
          <text:p text:style-name="P24"><text:span text:style-name="Strong_20_Emphasis"><text:span text:style-name="T12">Поддержка хранения онтологий</text:span></text:span><text:span text:style-name="T12"> </text:span></text:p>
          <text:list>
            <text:list-item>
              <text:p text:style-name="P25">Поддержка различных онтологических моделей</text:p>
            </text:list-item>
            <text:list-item>
              <text:p text:style-name="P25">Версионирование онтологий.</text:p>
            </text:list-item>
          </text:list>
        </text:list-item>
        <text:list-item>
          <text:p text:style-name="P24"><text:span text:style-name="Strong_20_Emphasis"><text:span text:style-name="T12">Механизмы управления онтологиями</text:span></text:span><text:span text:style-name="T12"> </text:span></text:p>
          <text:list>
            <text:list-item>
              <text:p text:style-name="P25">CRUD-операции (создание, чтение, обновление, удаление) для онтологий. </text:p>
            </text:list-item>
            <text:list-item>
              <text:p text:style-name="P25">Импорт и экспорт онтологий в различных форматах. </text:p>
            </text:list-item>
            <text:list-item>
              <text:p text:style-name="P25">Валидация структуры онтологий перед сохранением. </text:p>
            </text:list-item>
          </text:list>
        </text:list-item>
        <text:list-item>
          <text:p text:style-name="P24"><text:span text:style-name="Strong_20_Emphasis"><text:span text:style-name="T12">Запросы и поиск</text:span></text:span><text:span text:style-name="T12"> </text:span></text:p>
          <text:list>
            <text:list-item>
              <text:p text:style-name="P25">Поддержка языков запросов. </text:p>
            </text:list-item>
            <text:list-item>
              <text:p text:style-name="P25">Фильтрация и поиск по классам, свойствам и связям. </text:p>
            </text:list-item>
            <text:list-item>
              <text:p text:style-name="P25">Поддержка семантического поиска и reasoning. </text:p>
            </text:list-item>
          </text:list>
        </text:list-item>
        <text:list-item>
          <text:p text:style-name="P24"><text:span text:style-name="Strong_20_Emphasis"><text:span text:style-name="T12">Интеграция с внешними системами</text:span></text:span><text:span text:style-name="T12"> </text:span></text:p>
          <text:list>
            <text:list-item>
              <text:p text:style-name="P25">Поддержка REST API для взаимодействия с другими системами. </text:p>
            </text:list-item>
          </text:list>
        </text:list-item>
      </text:list>
      <text:p text:style-name="P26"/>
      <text:list text:continue-numbering="true" text:style-name="L1">
        <text:list-item>
          <text:p text:style-name="P24"><text:span text:style-name="Strong_20_Emphasis"><text:span text:style-name="T12">Управление доступом и безопасностью</text:span></text:span><text:span text:style-name="T12"> </text:span></text:p>
          <text:list>
            <text:list-item>
              <text:p text:style-name="P25">Аутентификация и авторизация</text:p>
            </text:list-item>
            <text:list-item>
              <text:p text:style-name="P25">Поддержка шифрования данных. </text:p>
            </text:list-item>
            <text:list-item>
              <text:p text:style-name="P27">Логирование действий пользователей. </text:p>
            </text:list-item>
          </text:list>
        </text:list-item>
      </text:list>
      <text:h text:style-name="P23" text:outline-level="3"><text:s/><text:span text:style-name="T13">Нефункциональные требования</text:span></text:h>
      <text:list text:style-name="L2">
        <text:list-item>
          <text:p text:style-name="P28"><text:span text:style-name="Strong_20_Emphasis"><text:span text:style-name="T12">Производительность</text:span></text:span></text:p>
          <text:list>
            <text:list-item>
              <text:p text:style-name="P29">Оптимизация хранения данных для быстрого выполнения запросов. </text:p>
            </text:list-item>
            <text:list-item>
              <text:p text:style-name="P29">Поддержка индексирования онтологий для ускорения поиска. </text:p>
            </text:list-item>
          </text:list>
        </text:list-item>
        <text:list-item>
          <text:p text:style-name="P28"><text:span text:style-name="Strong_20_Emphasis"><text:span text:style-name="T12">Масштабируемость</text:span></text:span></text:p>
          <text:list>
            <text:list-item>
              <text:p text:style-name="P29">Возможность горизонтального масштабирования. </text:p>
            </text:list-item>
            <text:list-item>
              <text:p text:style-name="P29">Поддержка распределенного хранения данных. </text:p>
            </text:list-item>
          </text:list>
        </text:list-item>
        <text:list-item>
          <text:p text:style-name="P28"><text:span text:style-name="Strong_20_Emphasis"><text:span text:style-name="T12">Надежность и отказоустойчивость</text:span></text:span></text:p>
          <text:list>
            <text:list-item>
              <text:p text:style-name="P29">Механизмы резервного копирования и восстановления данных. </text:p>
            </text:list-item>
            <text:list-item>
              <text:p text:style-name="P29">Автоматическое дублирование и распределение нагрузки. </text:p>
            </text:list-item>
          </text:list>
          <text:p text:style-name="P28"><text:span text:style-name="Strong_20_Emphasis"><text:span text:style-name="T12"/></text:span></text:p>
        </text:list-item>
        <text:list-item>
          <text:p text:style-name="P28"><text:soft-page-break/><text:span text:style-name="Strong_20_Emphasis"><text:span text:style-name="T12">Совместимость</text:span></text:span></text:p>
          <text:list>
            <text:list-item>
              <text:p text:style-name="P29">Интеграция с существующими системами хранения данных </text:p>
              <text:p text:style-name="P30"/>
            </text:list-item>
          </text:list>
        </text:list-item>
      </text:list>
      <text:h text:style-name="P31" text:outline-level="2"><text:s/><text:span text:style-name="T13">Техническая архитектура</text:span></text:h>
      <text:list text:style-name="L3">
        <text:list-item>
          <text:p text:style-name="P32"><text:span text:style-name="Strong_20_Emphasis"><text:span text:style-name="T12">База данных</text:span></text:span><text:span text:style-name="T12">: Гибридное хранилище (для метаданных). </text:span></text:p>
        </text:list-item>
        <text:list-item>
          <text:p text:style-name="P32"><text:span text:style-name="Strong_20_Emphasis"><text:span text:style-name="T12">Сервер приложений</text:span></text:span><text:span text:style-name="T12">: REST API </text:span></text:p>
        </text:list-item>
        <text:list-item>
          <text:p text:style-name="P32"><text:span text:style-name="Strong_20_Emphasis"><text:span text:style-name="T12">Интерфейс пользователя</text:span></text:span><text:span text:style-name="T12">: Веб-платформа для администрирования и управления онтологиями.</text:span></text:p>
          <text:p text:style-name="P33"/>
        </text:list-item>
      </text:list>
      <text:h text:style-name="P22" text:outline-level="2">Заключение</text:h>
      <text:p text:style-name="P21">Предложенная концепция системы хранения онтологической модели структур данных предоставляет мощные инструменты для работы с онтологиями, обеспечивая гибкость, масштабируемость и безопасность хранения. Реализация такой системы позволит повысить эффективность обработки знаний и интеграции данных в различных доменах.</text:p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00:26:51.475000000</meta:creation-date>
    <dc:date>2025-02-27T20:37:20.578000000</dc:date>
    <meta:editing-duration>PT13M43S</meta:editing-duration>
    <meta:editing-cycles>4</meta:editing-cycles>
    <meta:generator>LibreOffice/24.8.0.3$Windows_X86_64 LibreOffice_project/0bdf1299c94fe897b119f97f3c613e9dca6be583</meta:generator>
    <meta:document-statistic meta:table-count="4" meta:image-count="0" meta:object-count="0" meta:page-count="3" meta:paragraph-count="68" meta:word-count="318" meta:character-count="2537" meta:non-whitespace-character-count="2288"/>
  </office:meta>
</office:document-meta>
</file>